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.147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V1</text:p>
          </table:table-cell>
          <table:table-cell office:value-type="string">
            <text:p>V2</text:p>
          </table:table-cell>
          <table:table-cell office:value-type="string">
            <text:p>V3</text:p>
          </table:table-cell>
          <table:table-cell office:value-type="string">
            <text:p>V4</text:p>
          </table:table-cell>
          <table:table-cell office:value-type="string">
            <text:p>V5</text:p>
          </table:table-cell>
          <table:table-cell office:value-type="string">
            <text:p>V6</text:p>
          </table:table-cell>
          <table:table-cell office:value-type="string">
            <text:p>V7</text:p>
          </table:table-cell>
          <table:table-cell office:value-type="string">
            <text:p>V8</text:p>
          </table:table-cell>
        </table:table-row>
        <table:table-row table:style-name="ro1">
          <table:table-cell office:value-type="string">
            <text:p>Distance band (km, Euclidean)</text:p>
          </table:table-cell>
          <table:table-cell office:value-type="string">
            <text:p>(0,2]</text:p>
          </table:table-cell>
          <table:table-cell office:value-type="string">
            <text:p>(2,5]</text:p>
          </table:table-cell>
          <table:table-cell office:value-type="string">
            <text:p>(5,10]</text:p>
          </table:table-cell>
          <table:table-cell office:value-type="string">
            <text:p>(10,20]</text:p>
          </table:table-cell>
          <table:table-cell office:value-type="string">
            <text:p>(20,30]</text:p>
          </table:table-cell>
          <table:table-cell office:value-type="string">
            <text:p>(30,40]</text:p>
          </table:table-cell>
          <table:table-cell office:value-type="string">
            <text:p>(40,60]</text:p>
          </table:table-cell>
          <table:table-cell office:value-type="string">
            <text:p>(60,200]</text:p>
          </table:table-cell>
        </table:table-row>
        <table:table-row table:style-name="ro2">
          <table:table-cell office:value-type="string">
            <text:p>Frequency (trips/wk)</text:p>
          </table:table-cell>
          <table:table-cell table:style-name="ce1" office:value-type="float" office:value="7.152084">
            <text:p>7.2</text:p>
          </table:table-cell>
          <table:table-cell table:style-name="ce1" office:value-type="float" office:value="7.584603">
            <text:p>7.6</text:p>
          </table:table-cell>
          <table:table-cell table:style-name="ce1" office:value-type="float" office:value="7.439645">
            <text:p>7.4</text:p>
          </table:table-cell>
          <table:table-cell table:style-name="ce1" office:value-type="float" office:value="7.257542">
            <text:p>7.3</text:p>
          </table:table-cell>
          <table:table-cell table:style-name="ce1" office:value-type="float" office:value="7.001751">
            <text:p>7.0</text:p>
          </table:table-cell>
          <table:table-cell table:style-name="ce1" office:value-type="float" office:value="6.874633">
            <text:p>6.9</text:p>
          </table:table-cell>
          <table:table-cell table:style-name="ce1" office:value-type="float" office:value="6.487943">
            <text:p>6.5</text:p>
          </table:table-cell>
          <table:table-cell table:style-name="ce1" office:value-type="float" office:value="4.338362">
            <text:p>4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12T11:24:51</dc:date>
    <dc:creator>robin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26" meta:object-count="0"/>
  </office:meta>
</office:document-meta>
</file>